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Times New Roman2" svg:font-family="'Times New Roman', serif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Cambria" svg:font-family="Cambria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20.664cm" fo:margin-left="-0.751cm" style:page-number="auto" table:align="left" style:writing-mode="lr-tb"/>
    </style:style>
    <style:style style:name="Tableau1.A" style:family="table-column">
      <style:table-column-properties style:column-width="16.004cm"/>
    </style:style>
    <style:style style:name="Tableau1.B" style:family="table-column">
      <style:table-column-properties style:column-width="4.66cm"/>
    </style:style>
    <style:style style:name="Tableau1.1" style:family="table-row">
      <style:table-row-properties style:min-row-height="4.505cm"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Paragraphe_20_de_20_liste">
      <style:paragraph-properties fo:margin-left="-0.123cm" fo:margin-right="0cm" fo:line-height="100%" fo:text-align="center" style:justify-single-word="false" fo:text-indent="0cm" style:auto-text-indent="false" fo:background-color="#d9d9d9">
        <style:background-image/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2" style:family="paragraph" style:parent-style-name="Paragraphe_20_de_20_liste">
      <style:paragraph-properties fo:margin-left="-0.123cm" fo:margin-right="0cm" fo:text-indent="0cm" style:auto-text-indent="false"/>
    </style:style>
    <style:style style:name="P3" style:family="paragraph" style:parent-style-name="Paragraphe_20_de_20_liste">
      <style:paragraph-properties fo:margin-left="1.201cm" fo:margin-right="0cm" fo:text-align="justify" style:justify-single-word="false" fo:text-indent="-0.573cm" style:auto-text-indent="false"/>
    </style:style>
    <style:style style:name="P4" style:family="paragraph" style:parent-style-name="Paragraphe_20_de_20_liste">
      <style:paragraph-properties fo:margin-left="1.129cm" fo:margin-right="0cm" fo:text-align="justify" style:justify-single-word="false" fo:text-indent="-0.501cm" style:auto-text-indent="false"/>
    </style:style>
    <style:style style:name="P5" style:family="paragraph" style:parent-style-name="Paragraphe_20_de_20_liste">
      <style:paragraph-properties fo:margin-left="1.199cm" fo:margin-right="-0.69cm" fo:text-align="justify" style:justify-single-word="false" fo:text-indent="-0.572cm" style:auto-text-indent="false"/>
    </style:style>
    <style:style style:name="P6" style:family="paragraph" style:parent-style-name="Paragraphe_20_de_20_liste">
      <style:paragraph-properties fo:margin-left="1.199cm" fo:margin-right="0cm" fo:line-height="100%" fo:text-align="end" style:justify-single-word="false" fo:text-indent="-0.572cm" style:auto-text-indent="false"/>
    </style:style>
    <style:style style:name="P7" style:family="paragraph" style:parent-style-name="Paragraphe_20_de_20_liste">
      <style:paragraph-properties fo:margin-left="-0.751cm" fo:margin-right="0cm" fo:line-height="100%" fo:text-align="center" style:justify-single-word="false" fo:text-indent="0cm" style:auto-text-indent="false" fo:background-color="#d9d9d9">
        <style:background-image/>
      </style:paragraph-properties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8" style:family="paragraph" style:parent-style-name="Paragraphe_20_de_20_liste">
      <style:paragraph-properties fo:margin-left="1.501cm" fo:margin-right="0cm" fo:text-align="justify" style:justify-single-word="false" fo:text-indent="0cm" style:auto-text-indent="false"/>
    </style:style>
    <style:style style:name="P9" style:family="paragraph" style:parent-style-name="Paragraphe_20_de_20_liste">
      <style:paragraph-properties fo:margin-left="1.501cm" fo:margin-right="0cm" fo:text-align="justify" style:justify-single-word="false" fo:text-indent="0cm" style:auto-text-indent="false"/>
      <style:text-properties style:font-name="Times New Roman" style:font-name-complex="Times New Roman"/>
    </style:style>
    <style:style style:name="P10" style:family="paragraph" style:parent-style-name="Paragraphe_20_de_20_liste">
      <style:paragraph-properties fo:margin-left="1.501cm" fo:margin-right="0cm" fo:margin-top="0cm" fo:margin-bottom="0.212cm" fo:line-height="100%" fo:text-align="justify" style:justify-single-word="false" fo:text-indent="0cm" style:auto-text-indent="false"/>
      <style:text-properties style:font-name="Times New Roman" style:font-name-complex="Times New Roman"/>
    </style:style>
    <style:style style:name="P11" style:family="paragraph" style:parent-style-name="Normal_20__28_Web_29_">
      <style:paragraph-properties fo:margin-left="1.501cm" fo:margin-right="0cm" fo:margin-top="0.106cm" fo:margin-bottom="0cm" fo:line-height="115%" fo:text-align="justify" style:justify-single-word="false" fo:text-indent="0cm" style:auto-text-indent="false"/>
    </style:style>
    <style:style style:name="P12" style:family="paragraph" style:parent-style-name="Paragraphe_20_de_20_liste">
      <style:paragraph-properties fo:margin-left="1.501cm" fo:margin-right="0cm" fo:line-height="115%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3" style:family="paragraph" style:parent-style-name="Normal_20__28_Web_29_">
      <style:paragraph-properties fo:margin-left="1.501cm" fo:margin-right="0cm" fo:margin-top="0cm" fo:margin-bottom="0.106cm" fo:line-height="115%" fo:text-align="justify" style:justify-single-word="false" fo:text-indent="0cm" style:auto-text-indent="false"/>
    </style:style>
    <style:style style:name="P14" style:family="paragraph" style:parent-style-name="Paragraphe_20_de_20_liste">
      <style:paragraph-properties fo:margin-left="1.249cm" fo:margin-right="0cm" fo:text-align="justify" style:justify-single-word="false" fo:text-indent="0.252cm" style:auto-text-indent="false"/>
    </style:style>
    <style:style style:name="P15" style:family="paragraph" style:parent-style-name="Normal_20__28_Web_29_">
      <style:paragraph-properties fo:margin-left="2.498cm" fo:margin-right="0cm" fo:margin-top="0cm" fo:margin-bottom="0cm" fo:line-height="115%" fo:text-align="justify" style:justify-single-word="false" fo:text-indent="-1.498cm" style:auto-text-indent="false"/>
    </style:style>
    <style:style style:name="P16" style:family="paragraph" style:parent-style-name="Standard">
      <style:paragraph-properties fo:margin-left="-0.374cm" fo:margin-right="0cm" fo:margin-top="0.212cm" fo:margin-bottom="0cm" fo:line-height="100%" fo:text-align="center" style:justify-single-word="false" fo:text-indent="0cm" style:auto-text-indent="false">
        <style:tab-stops>
          <style:tab-stop style:position="6.641cm"/>
        </style:tab-stops>
      </style:paragraph-properties>
    </style:style>
    <style:style style:name="P17" style:family="paragraph" style:parent-style-name="Standard">
      <style:paragraph-properties fo:margin-left="0.628cm" fo:margin-right="0cm" fo:text-align="justify" style:justify-single-word="false" fo:text-indent="0cm" style:auto-text-indent="false">
        <style:tab-stops>
          <style:tab-stop style:position="6.641cm"/>
        </style:tab-stops>
      </style:paragraph-properties>
    </style:style>
    <style:style style:name="P18" style:family="paragraph" style:parent-style-name="Normal_20__28_Web_29_">
      <style:paragraph-properties fo:margin-left="1.501cm" fo:margin-right="0cm" fo:margin-top="0cm" fo:margin-bottom="0cm" fo:text-align="justify" style:justify-single-word="false" fo:text-indent="-0.501cm" style:auto-text-indent="false"/>
    </style:style>
    <style:style style:name="P19" style:family="paragraph" style:parent-style-name="Normal_20__28_Web_29_">
      <style:paragraph-properties fo:margin-left="1.501cm" fo:margin-right="0cm" fo:margin-top="0cm" fo:margin-bottom="0cm" fo:text-align="justify" style:justify-single-word="false" fo:orphans="2" fo:widows="2" fo:hyphenation-ladder-count="no-limit" fo:text-indent="-0.501cm" style:auto-text-indent="false" style:writing-mode="lr-tb"/>
      <style:text-properties fo:hyphenate="false" fo:hyphenation-remain-char-count="2" fo:hyphenation-push-char-count="2"/>
    </style:style>
    <style:style style:name="P20" style:family="paragraph" style:parent-style-name="Normal_20__28_Web_29_">
      <style:paragraph-properties fo:margin-left="2.501cm" fo:margin-right="0cm" fo:margin-top="0cm" fo:margin-bottom="0cm" fo:line-height="115%" fo:text-align="justify" style:justify-single-word="false" fo:text-indent="-1.501cm" style:auto-text-indent="false"/>
    </style:style>
    <style:style style:name="P21" style:family="paragraph" style:parent-style-name="Default">
      <style:paragraph-properties fo:margin-left="1.249cm" fo:margin-right="0cm" fo:text-indent="0cm" style:auto-text-indent="false" style:text-autospace="none"/>
    </style:style>
    <style:style style:name="P22" style:family="paragraph" style:parent-style-name="Default">
      <style:paragraph-properties fo:margin-left="1.249cm" fo:margin-right="0cm" fo:orphans="2" fo:widows="2" fo:text-indent="0cm" style:auto-text-indent="false"/>
    </style:style>
    <style:style style:name="P23" style:family="paragraph" style:parent-style-name="Default">
      <style:paragraph-properties fo:margin-left="1.249cm" fo:margin-right="0cm" fo:text-indent="0cm" style:auto-text-indent="false" style:text-autospace="none"/>
      <style:text-properties fo:color="#000000" style:text-line-through-style="none" style:font-name="Times New Roman1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4" style:family="paragraph" style:parent-style-name="Paragraphe_20_de_20_liste" style:list-style-name="WW8Num6">
      <style:paragraph-properties fo:margin-left="1.251cm" fo:margin-right="0cm" fo:margin-top="0.212cm" fo:margin-bottom="0cm" fo:line-height="100%" fo:text-align="justify" style:justify-single-word="false" fo:text-indent="-1.251cm" style:auto-text-indent="false">
        <style:tab-stops>
          <style:tab-stop style:position="0.501cm"/>
        </style:tab-stops>
      </style:paragraph-properties>
    </style:style>
    <style:style style:name="P25" style:family="paragraph" style:parent-style-name="Paragraphe_20_de_20_liste" style:list-style-name="WW8Num6">
      <style:paragraph-properties fo:margin-left="1.251cm" fo:margin-right="-1cm" fo:line-height="100%" fo:text-align="justify" style:justify-single-word="false" fo:text-indent="-1.251cm" style:auto-text-indent="false">
        <style:tab-stops>
          <style:tab-stop style:position="0.501cm"/>
        </style:tab-stops>
      </style:paragraph-properties>
      <style:text-properties style:font-name="Times New Roman" fo:font-weight="bold" style:font-weight-asian="bold" style:font-name-complex="Times New Roman"/>
    </style:style>
    <style:style style:name="P26" style:family="paragraph" style:parent-style-name="Paragraphe_20_de_20_liste" style:list-style-name="WW8Num3">
      <style:paragraph-properties fo:margin-left="0.501cm" fo:margin-right="0cm" fo:margin-top="0.212cm" fo:margin-bottom="0cm" fo:text-align="justify" style:justify-single-word="false" fo:text-indent="-0.501cm" style:auto-text-indent="false"/>
    </style:style>
    <style:style style:name="P27" style:family="paragraph" style:parent-style-name="Paragraphe_20_de_20_liste" style:list-style-name="WW8Num5">
      <style:paragraph-properties fo:margin-left="0.501cm" fo:margin-right="0cm" fo:margin-top="0.212cm" fo:margin-bottom="0cm" fo:text-align="justify" style:justify-single-word="false" fo:text-indent="-0.501cm" style:auto-text-indent="false"/>
    </style:style>
    <style:style style:name="P28" style:family="paragraph" style:parent-style-name="Paragraphe_20_de_20_liste" style:list-style-name="WW8Num3">
      <style:paragraph-properties fo:margin-left="0.501cm" fo:margin-right="0cm" fo:text-align="justify" style:justify-single-word="false" fo:text-indent="-0.501cm" style:auto-text-indent="false"/>
    </style:style>
    <style:style style:name="P29" style:family="paragraph" style:parent-style-name="Paragraphe_20_de_20_liste" style:list-style-name="WW8Num5">
      <style:paragraph-properties fo:margin-left="0.501cm" fo:margin-right="0cm" fo:text-align="justify" style:justify-single-word="false" fo:text-indent="-0.501cm" style:auto-text-indent="false"/>
      <style:text-properties style:font-name="Times New Roman" fo:font-weight="bold" style:font-weight-asian="bold" style:font-name-complex="Times New Roman"/>
    </style:style>
    <style:style style:name="P30" style:family="paragraph" style:parent-style-name="Paragraphe_20_de_20_liste" style:list-style-name="WW8Num5">
      <style:paragraph-properties fo:margin-left="0.501cm" fo:margin-right="0cm" fo:line-height="150%" fo:text-align="justify" style:justify-single-word="false" fo:text-indent="-0.501cm" style:auto-text-indent="false"/>
      <style:text-properties style:font-name="Times New Roman" fo:font-weight="bold" style:font-weight-asian="bold" style:font-name-complex="Times New Roman"/>
    </style:style>
    <style:style style:name="P31" style:family="paragraph" style:parent-style-name="Normal_20__28_Web_29_" style:list-style-name="WW8Num7">
      <style:paragraph-properties fo:margin-left="0.501cm" fo:margin-right="0cm" fo:margin-top="0cm" fo:margin-bottom="0.212cm" fo:text-align="justify" style:justify-single-word="false" fo:text-indent="-0.501cm" style:auto-text-indent="false"/>
    </style:style>
    <style:style style:name="P32" style:family="paragraph" style:parent-style-name="Normal_20__28_Web_29_" style:list-style-name="WW8Num7">
      <style:paragraph-properties fo:margin-left="0.501cm" fo:margin-right="0cm" fo:margin-top="0.212cm" fo:margin-bottom="0cm" fo:text-align="justify" style:justify-single-word="false" fo:text-indent="-0.501cm" style:auto-text-indent="false"/>
      <style:text-properties fo:font-size="11pt" fo:font-weight="bold" style:font-size-asian="11pt" style:font-weight-asian="bold" style:font-size-complex="11pt"/>
    </style:style>
    <style:style style:name="P33" style:family="paragraph" style:parent-style-name="Text_20_body" style:list-style-name="WW8Num3">
      <style:paragraph-properties fo:margin-left="0.501cm" fo:margin-right="0cm" fo:margin-top="0.212cm" fo:margin-bottom="0cm" fo:text-align="justify" style:justify-single-word="false" fo:text-indent="-0.501cm" style:auto-text-indent="false"/>
    </style:style>
    <style:style style:name="T1" style:family="text">
      <style:text-properties style:font-name="Times New Roman" fo:font-size="20pt" style:font-size-asian="20pt" style:font-name-complex="Times New Roman" style:font-size-complex="20pt"/>
    </style:style>
    <style:style style:name="T2" style:family="text">
      <style:text-properties style:font-name="Times New Roman" fo:font-size="14pt" style:font-size-asian="14pt" style:font-name-complex="Times New Roman" style:font-size-complex="14pt"/>
    </style:style>
    <style:style style:name="T3" style:family="text"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T4" style:family="text"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" style:font-size-complex="13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style:font-name="Times New Roman" fo:font-size="12pt" style:font-size-asian="12pt" style:font-name-complex="Times New Roman" style:font-size-complex="12pt"/>
    </style:style>
    <style:style style:name="T7" style:family="text">
      <style:text-properties style:font-name="Times New Roman" fo:font-size="12pt" fo:language="zxx" fo:country="none" fo:font-weight="bold" style:font-size-asian="12pt" style:language-asian="zxx" style:country-asian="none" style:font-weight-asian="bold" style:font-name-complex="Times New Roman" style:font-size-complex="12pt"/>
    </style:style>
    <style:style style:name="T8" style:family="text"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T9" style:family="text">
      <style:text-properties style:font-name="Times New Roman" fo:font-size="12pt" fo:language="en" fo:country="US" fo:font-weight="bold" style:font-size-asian="12pt" style:font-weight-asian="bold" style:font-name-complex="Times New Roman" style:font-size-complex="12pt"/>
    </style:style>
    <style:style style:name="T10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11" style:family="text">
      <style:text-properties style:font-name="Times New Roman" fo:font-weight="bold" style:font-weight-asian="bold" style:font-name-complex="Times New Roman"/>
    </style:style>
    <style:style style:name="T12" style:family="text">
      <style:text-properties style:font-name="Times New Roman" style:font-name-complex="Times New Roman"/>
    </style:style>
    <style:style style:name="T13" style:family="text">
      <style:text-properties style:font-name="Times New Roman" fo:language="en" fo:country="US" fo:font-weight="bold" style:font-weight-asian="bold" style:font-name-complex="Times New Roman"/>
    </style:style>
    <style:style style:name="T14" style:family="text">
      <style:text-properties style:font-name="Times New Roman" fo:language="en" fo:country="US" style:font-name-complex="Times New Roman"/>
    </style:style>
    <style:style style:name="T15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16" style:family="text">
      <style:text-properties fo:font-size="11pt" fo:font-weight="bold" style:font-size-asian="11pt" style:font-weight-asian="bold" style:font-size-complex="11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fo:language="en" fo:country="US" fo:font-weight="bold" style:font-size-asian="11pt" style:font-weight-asian="bold" style:font-size-complex="11pt"/>
    </style:style>
    <style:style style:name="T19" style:family="text">
      <style:text-properties fo:color="#000000" fo:font-size="11pt" style:font-size-asian="11pt" style:font-size-complex="11pt"/>
    </style:style>
    <style:style style:name="T20" style:family="text">
      <style:text-properties fo:color="#000000" fo:font-size="11pt" fo:language="en" fo:country="US" style:font-size-asian="11pt" style:font-size-complex="11pt"/>
    </style:style>
    <style:style style:name="T21" style:family="text">
      <style:text-properties fo:color="#000000" fo:font-size="11pt" fo:language="en" fo:country="US" style:text-underline-style="solid" style:text-underline-width="auto" style:text-underline-color="font-color" style:font-size-asian="11pt" style:font-size-complex="11pt"/>
    </style:style>
    <style:style style:name="T22" style:family="text">
      <style:text-properties fo:color="#000000" fo:font-size="12pt" style:text-underline-style="solid" style:text-underline-width="auto" style:text-underline-color="font-color" style:font-size-asian="12pt" style:font-size-complex="12pt"/>
    </style:style>
    <style:style style:name="T23" style:family="text">
      <style:text-properties fo:color="#000000" fo:font-size="12pt" fo:language="en" fo:country="US" style:text-underline-style="solid" style:text-underline-width="auto" style:text-underline-color="font-color" style:font-size-asian="12pt" style:font-size-complex="12pt"/>
    </style:style>
    <style:style style:name="T24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25" style:family="text">
      <style:text-properties fo:color="#000000" style:font-name="Times New Roman1" fo:font-size="12pt" fo:font-weight="bold" style:font-name-asian="Times New Roman1" style:font-size-asian="12pt" style:font-weight-asian="bold" style:font-name-complex="Times New Roman1" style:font-size-complex="12pt"/>
    </style:style>
    <style:style style:name="T26" style:family="text">
      <style:text-properties fo:color="#000000"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27" style:family="text">
      <style:text-properties fo:color="#000000"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28" style:family="text"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T29" style:family="text">
      <style:text-properties fo:color="#000000" style:font-name="Times New Roman1" fo:font-size="11pt" style:text-underline-style="solid" style:text-underline-width="auto" style:text-underline-color="font-color" style:font-name-asian="Times New Roman1" style:font-size-asian="11pt" style:font-name-complex="Times New Roman1" style:font-size-complex="11pt"/>
    </style:style>
    <style:style style:name="T30" style:family="text">
      <style:text-properties fo:color="#000000" style:font-name="Times New Roman1" fo:font-size="11pt" style:text-underline-style="solid" style:text-underline-width="auto" style:text-underline-color="font-color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31" style:family="text">
      <style:text-properties fo:color="#000000" style:font-name="Times New Roman1" fo:font-size="11pt" fo:language="fr" fo:country="FR" style:text-underline-style="solid" style:text-underline-width="auto" style:text-underline-color="font-color" style:font-name-asian="Times New Roman1" style:font-size-asian="11pt" style:font-name-complex="Times New Roman1" style:font-size-complex="11pt" style:language-complex="ar" style:country-complex="SA"/>
    </style:style>
    <style:style style:name="T32" style:family="text">
      <style:text-properties fo:color="#000000" style:text-line-through-style="none" style:font-name="Times New Roman1" fo:font-size="11pt" style:text-underline-style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33" style:family="text">
      <style:text-properties fo:color="#000000" style:text-line-through-style="none" style:font-name="Times New Roman1" fo:font-size="11pt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34" style:family="text">
      <style:text-properties fo:color="#000000" style:text-line-through-style="none" style:font-name="Times New Roman1" fo:font-size="11pt" style:text-underline-style="solid" style:text-underline-width="auto" style:text-underline-color="font-color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35" style:family="text">
      <style:text-properties style:font-name="Times New Roman2"/>
    </style:style>
    <style:style style:name="T36" style:family="text">
      <style:text-properties style:font-name="Times New Roman2" fo:font-weight="bold"/>
    </style:style>
    <style:style style:name="T37" style:family="text">
      <style:text-properties style:font-name="Times New Roman2" fo:font-size="13pt" style:text-underline-style="solid" style:text-underline-width="auto" style:text-underline-color="font-color" fo:font-weight="bold"/>
    </style:style>
    <style:style style:name="T38" style:family="text">
      <style:text-properties style:font-name="Times New Roman2" style:text-underline-style="solid" style:text-underline-width="auto" style:text-underline-color="font-color"/>
    </style:style>
    <style:style style:name="T3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0" style:family="text">
      <style:text-properties fo:font-size="12pt" style:text-underline-style="none" style:font-size-asian="12pt" style:font-size-complex="12pt"/>
    </style:style>
    <style:style style:name="fr1" style:family="graphic" style:parent-style-name="OLE">
      <style:graphic-properties fo:margin-left="0cm" fo:margin-right="0cm" style:vertical-pos="top" style:vertical-rel="baseline" fo:padding="0.026cm" fo:border="none" draw:ole-draw-aspect="1" draw:visible-area-top="0cm" draw:visible-area-width="10.887cm" draw:visible-area-height="11.26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Monsieur SANOU Daniel</text:p>
            <text:p text:style-name="P16"><text:span text:style-name="T1">Ingénieur d'études et développement informatique</text:span><text:span text:style-name="T2"> </text:span></text:p>
            <text:p text:style-name="P17"><text:span text:style-name="T5">Boite postale :</text:span><text:span text:style-name="T6"> 18 Rue Sainte-Marie 57000 Metz, France</text:span></text:p>
            <text:p text:style-name="P3"><text:span text:style-name="T7">Numéro de téléphone :</text:span><text:span text:style-name="T8"> </text:span><text:span text:style-name="T6">+336 12 22 01 72</text:span></text:p>
            <text:p text:style-name="P4"><text:span text:style-name="T7">Adresses électronique</text:span><text:span text:style-name="T5">s</text:span><text:span text:style-name="T7"> :</text:span><text:span text:style-name="T8"> </text:span><text:a xlink:type="simple" xlink:href="mailto:daniel.sanou@gmail.com"><text:span text:style-name="Internet_20_link"><text:span text:style-name="T8">daniel.sanou@gmail.com</text:span></text:span></text:a></text:p>
            <text:p text:style-name="P5"><text:span text:style-name="T9">Site web :</text:span><text:span text:style-name="T10"> </text:span><text:a xlink:type="simple" xlink:href="http://daniel-sanou.olympe.in/"><text:span text:style-name="Internet_20_link"><text:span text:style-name="T10">http://daniel-sanou.olympe.in</text:span></text:span></text:a><text:span text:style-name="T10"> </text:span></text:p>
            <text:p text:style-name="P6"><text:span text:style-name="T7">Permis B C</text:span><text:span text:style-name="T5">, Nationalité Burkinabè</text:span></text:p>
          </table:table-cell>
          <table:table-cell table:style-name="Tableau1.B1" office:value-type="string">
            <text:p text:style-name="P2"><draw:frame draw:style-name="fr1" draw:name="Objet1" text:anchor-type="as-char" svg:width="4.457cm" svg:height="4.632cm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</table:table>
      <text:p text:style-name="P7">FORMATION</text:p>
      <text:list xml:id="list7832749998312747821" text:style-name="WW8Num6">
        <text:list-item>
          <text:p text:style-name="P24"><text:span text:style-name="T11">2009-2014<text:tab/>Master 2 Informatique </text:span><text:span text:style-name="T12">Spécialité Interaction Homme-Machine (IHM)</text:span></text:p>
        </text:list-item>
      </text:list>
      <text:p text:style-name="P9">Université de Lorraine (Metz, France) UFR MIM (Mathématiques Informatique Mécanique et Automatique)</text:p>
      <text:list xml:id="list26295067" text:continue-numbering="true" text:style-name="WW8Num6">
        <text:list-item>
          <text:p text:style-name="P25">2008/2009<text:tab/>Première année de licence <text:s/>Mathématiques/Physique/Informatique</text:p>
        </text:list-item>
      </text:list>
      <text:p text:style-name="P9">Université de Ouagadougou (Burkina-Faso) UFR SEA (Sciences Exactes et Appliquées)</text:p>
      <text:list xml:id="list5339184905775132733" text:style-name="WW8Num7">
        <text:list-item>
          <text:p text:style-name="P31"><text:span text:style-name="T16">2007/2008 Baccalauréat S option Biologie </text:span><text:span text:style-name="T17">Lycée Askia Mohamed de Bamako (Mali) </text:span></text:p>
        </text:list-item>
      </text:list>
      <text:p text:style-name="P7">COMPETENCES</text:p>
      <text:list xml:id="list26263616" text:continue-numbering="true" text:style-name="WW8Num7">
        <text:list-item>
          <text:p text:style-name="P32">INFORMATIQUE</text:p>
        </text:list-item>
      </text:list>
      <text:p text:style-name="P20"><text:span text:style-name="T16">Générales / </text:span><text:span text:style-name="T25"><text:s/></text:span><text:span text:style-name="T28">Bureautique (Offices), Windows, Linux, Réseaux, Photoshop, Sécurité </text:span></text:p>
      <text:p text:style-name="P15"><text:span text:style-name="T16">Informatique théorique / </text:span><text:span text:style-name="T30">Algorithmique</text:span><text:span text:style-name="T28">, Théorie des langages et compilation, Coq, Calcul formel (Maple) </text:span><text:s/></text:p>
      <text:p text:style-name="P15"><text:span text:style-name="T16">Informatique Décisionnelle / </text:span><text:span text:style-name="T17">Recherche opérationnelle, Optimisation combinatoire (CPLEX), Aide à la décision</text:span></text:p>
      <text:p text:style-name="P18"><text:span text:style-name="T16">Analyse-Conception-Programmation </text:span><text:span text:style-name="T17">/</text:span><text:span text:style-name="T19"> </text:span><text:span text:style-name="T30">UML</text:span><text:span text:style-name="T27">, </text:span><text:span text:style-name="T30">Design pattern</text:span><text:span text:style-name="T27">, Conception centrée utilisateur, Ergonomie des IHM </text:span></text:p>
      <text:p text:style-name="P21"><text:span text:style-name="T33"><text:s text:c="2"/></text:span><text:span text:style-name="T34">C</text:span><text:span text:style-name="T33">, </text:span><text:span text:style-name="T34">C++</text:span><text:span text:style-name="T33"> </text:span><text:span text:style-name="T32">[GTK, wxWidget, Qt, 3D (OpenGL), Réalité augmentée (ARToolKit), Programmation système Linux] </text:span></text:p>
      <text:p text:style-name="P21"><text:span text:style-name="T33"><text:s text:c="2"/></text:span><text:span text:style-name="T34">Java</text:span><text:span text:style-name="T33"> </text:span><text:span text:style-name="T32">[Swing, AWT, Développement d’applications Android] </text:span></text:p>
      <text:p text:style-name="P22"><text:span text:style-name="T33"><text:s text:c="2"/></text:span><text:span text:style-name="T34">C#</text:span><text:span text:style-name="T33">, </text:span><text:span text:style-name="T34">.NET</text:span><text:span text:style-name="T33"> </text:span><text:span text:style-name="T32">[Jeux vidéo (XNA Game Studio)] </text:span></text:p>
      <text:p text:style-name="P23"><text:s text:c="2"/>WinDev, XML, XSL, XSLT, Shell, CAML, Visualisation d’information, notions en Python </text:p>
      <text:p text:style-name="P21"><text:span text:style-name="T33"><text:s text:c="2"/></text:span><text:span text:style-name="T34">Subversion</text:span><text:span text:style-name="T33"> </text:span><text:span text:style-name="T32">[Git et SVN] </text:span></text:p>
      <text:p text:style-name="P11"><text:span text:style-name="T18">Web / </text:span><text:span text:style-name="T23">HTML</text:span><text:span text:style-name="T20">, </text:span><text:span text:style-name="T23">XHTML</text:span><text:span text:style-name="T20">, </text:span><text:span text:style-name="T23">PHP</text:span><text:span text:style-name="T20">, </text:span><text:span text:style-name="T23">WebDev</text:span><text:span text:style-name="T20">,</text:span><text:span text:style-name="T19"> </text:span><text:span text:style-name="T22">Java/JEE</text:span><text:span text:style-name="T19">,</text:span><text:span text:style-name="T20"> </text:span><text:span text:style-name="T22">Hibernate</text:span><text:span text:style-name="T19">, </text:span><text:span text:style-name="T22">Struts</text:span><text:span text:style-name="T19">,</text:span><text:span text:style-name="T20"> </text:span><text:span text:style-name="T23">JSTL</text:span><text:span text:style-name="T20">, </text:span><text:span text:style-name="T22">Spring</text:span><text:span text:style-name="T19">, </text:span><text:span text:style-name="T23">Jahia CMS</text:span><text:span text:style-name="T20">, </text:span><text:span text:style-name="T23">JSF</text:span><text:span text:style-name="T20"> </text:span><text:span text:style-name="T23">CSS</text:span><text:span text:style-name="T20">, </text:span><text:span text:style-name="T23">Bootstrap</text:span><text:span text:style-name="T20">, </text:span><text:span text:style-name="T23">JavaScript</text:span><text:span text:style-name="T20">, </text:span><text:span text:style-name="T23">Jquery</text:span><text:span text:style-name="T20">, </text:span><text:span text:style-name="T23">Ajax</text:span><text:span text:style-name="T20">, </text:span><text:span text:style-name="T23">AngularJS</text:span><text:span text:style-name="T20">, </text:span><text:span text:style-name="T23">GWT</text:span><text:span text:style-name="T20">, </text:span><text:span text:style-name="T22">Serveur Apache Tomcat</text:span><text:span text:style-name="T19">, </text:span><text:span text:style-name="T22">JCR</text:span><text:span text:style-name="T19">,</text:span><text:span text:style-name="T20"> </text:span><text:span text:style-name="T21">W</text:span><text:span text:style-name="T22">eb service</text:span><text:span text:style-name="T19"> </text:span></text:p>
      <text:p text:style-name="P13"><text:span text:style-name="T16">Base de données / </text:span><text:span text:style-name="T22">Merise</text:span><text:span text:style-name="T19">,</text:span><text:span text:style-name="T17"> </text:span><text:span text:style-name="T22">MySQL</text:span><text:span text:style-name="T19">,</text:span><text:span text:style-name="T17"> </text:span><text:span text:style-name="T22">SQL</text:span><text:span text:style-name="T19">,</text:span><text:span text:style-name="T17"> </text:span><text:span text:style-name="T39">Oracle</text:span><text:span text:style-name="T40">, </text:span><text:span text:style-name="T28">HyperFileSQL </text:span></text:p>
      <text:p text:style-name="P19"><text:span text:style-name="T24"><text:s/></text:span><text:span text:style-name="T26">Gestion de projet (Cycle V) </text:span><text:span text:style-name="T27">/ Domaine fonctionnel, Test et validation, Intégration </text:span><text:span text:style-name="T19"><text:s/></text:span></text:p>
      <text:list xml:id="list26279977" text:continue-numbering="true" text:style-name="WW8Num7">
        <text:list-item>
          <text:p text:style-name="P31"><text:span text:style-name="T16">LANGUES</text:span><text:span text:style-name="T17"> / Anglais, notions en allemand</text:span></text:p>
        </text:list-item>
      </text:list>
      <text:p text:style-name="P7">EXPERIENCE PROFESSIONNELLE</text:p>
      <text:list xml:id="list5811475694937140946" text:style-name="WW8Num3">
        <text:list-item>
          <text:p text:style-name="P33"><text:span text:style-name="T36">2014 </text:span><text:span text:style-name="T37">(octobre-novembre) Ingénieur développeur</text:span> <text:span text:style-name="T35">Atos France (Metz) : TMA web CG57 en </text:span><text:span text:style-name="T38">Java/JEE</text:span><text:span text:style-name="T35"> et </text:span><text:span text:style-name="T38">Jahia</text:span></text:p>
        </text:list-item>
        <text:list-item>
          <text:p text:style-name="P26"><text:span text:style-name="T11">2014 </text:span><text:span text:style-name="T4">Stagiaire informatique</text:span><text:span text:style-name="T11"> </text:span><text:span text:style-name="T12">Atos France (Metz) : Une des dix plus grandes ESN (SSII) au niveau mondial</text:span></text:p>
        </text:list-item>
      </text:list>
      <text:p text:style-name="P12"><text:span text:style-name="T24"><text:s/></text:span><text:span text:style-name="T28">Tierce Maintenance Applicative (TMA) de différents projets web pour le compte de gros clients en </text:span><text:span text:style-name="T29">Java JEE</text:span><text:span text:style-name="T28"> avec </text:span><text:span text:style-name="T31">Jahia</text:span><text:span text:style-name="T29"> CMS</text:span><text:span text:style-name="T28">, </text:span><text:span text:style-name="T31">Maven,</text:span><text:span text:style-name="T28"> </text:span><text:span text:style-name="T31">Spring,</text:span><text:span text:style-name="T28"> </text:span><text:span text:style-name="T31">JSTL,</text:span><text:span text:style-name="T28"> </text:span><text:span text:style-name="T31">CSS,</text:span><text:span text:style-name="T28"> </text:span><text:span text:style-name="T31">Bootstrap,</text:span><text:span text:style-name="T28"> </text:span><text:span text:style-name="T31">JavaScript,</text:span><text:span text:style-name="T28"> </text:span><text:span text:style-name="T31">JQuery,</text:span><text:span text:style-name="T28"> </text:span><text:span text:style-name="T31">Ajax,</text:span><text:span text:style-name="T28"> </text:span><text:span text:style-name="T29">Tomcat</text:span><text:span text:style-name="T28">, </text:span><text:span text:style-name="T31">JCR</text:span><text:span text:style-name="T28"> </text:span></text:p>
      <text:list xml:id="list26284076" text:continue-numbering="true" text:style-name="WW8Num3">
        <text:list-item>
          <text:p text:style-name="P28"><text:span text:style-name="T11">2012-2013<text:tab/>Manutentionnaire </text:span><text:span text:style-name="T12">GLS France (Ennery) via ADECCO : F</text:span>iliale du groupe GLS, spécialisée dans la logistique</text:p>
        </text:list-item>
        <text:list-item>
          <text:p text:style-name="P28"><text:span text:style-name="T11">2012</text:span><text:span text:style-name="T3"> </text:span><text:span text:style-name="T4">Stagiaire informatique</text:span><text:span text:style-name="T3"> </text:span><text:span text:style-name="T12">SIGMA Technologie (Hayange) : SSII et service informatique du groupe ALPHA Santé</text:span></text:p>
        </text:list-item>
      </text:list>
      <text:p text:style-name="P8"><text:span text:style-name="T12">Elaboration d’outils (Applications) à destination de pharmacies avec </text:span><text:span text:style-name="T15">WinDev</text:span><text:span text:style-name="T12">, </text:span><text:span text:style-name="T15">WebDev</text:span><text:span text:style-name="T12"> et </text:span><text:span text:style-name="T28">HyperFileSQL </text:span></text:p>
      <text:list xml:id="list26277878" text:continue-numbering="true" text:style-name="WW8Num3">
        <text:list-item>
          <text:p text:style-name="P28"><text:span text:style-name="T11">2011 Inventoriste</text:span><text:span text:style-name="T12"> / PROMAN NANCY (Metz) : Agence d’intérim </text:span></text:p>
        </text:list-item>
      </text:list>
      <text:p text:style-name="P8"><text:span text:style-name="T11">Employé polyvalent / </text:span><text:span text:style-name="T12">La Flottille (Metz) : Restaurant, location de pédalos et bateaux</text:span></text:p>
      <text:list xml:id="list26289241" text:continue-numbering="true" text:style-name="WW8Num3">
        <text:list-item>
          <text:p text:style-name="P28"><text:span text:style-name="T11">2010-2011 </text:span><text:span text:style-name="T4">Tuteur en algorithmique</text:span><text:span text:style-name="T3"> </text:span><text:span text:style-name="T12">Université de Lorraine - UFR MIM - Département informatique (Metz, France)</text:span></text:p>
        </text:list-item>
      </text:list>
      <text:p text:style-name="P10">Cours de soutien en algorithmique aux étudiants de première année Mathématiques-Informatique</text:p>
      <text:p text:style-name="P7">CENTRES D’INTERÊTS</text:p>
      <text:list xml:id="list6715059796970733703" text:style-name="WW8Num5">
        <text:list-item>
          <text:p text:style-name="P27"><text:span text:style-name="T13">SPORT</text:span><text:span text:style-name="T14"> </text:span></text:p>
        </text:list-item>
      </text:list>
      <text:p text:style-name="P8"><text:span text:style-name="T11">Basket-ball /</text:span><text:span text:style-name="T12"> Champion du Burkina Faso en 2004 et 2007 (USFRAN), Champion régional de Ségou (Mali) 2008 (AS Biton), Finaliste académique de Lorraine en 2011 (équipe universitaire de Metz)</text:span></text:p>
      <text:p text:style-name="P14"><text:span text:style-name="T11">Natation</text:span><text:span text:style-name="T12"> / Plusieurs titres dont champion du Burkina en 2007 en Brasse, Crawl et Papillon</text:span></text:p>
      <text:p text:style-name="P14"><text:span text:style-name="T11">Viet Vo Dao /</text:span><text:span text:style-name="T12"> Champion régional de Bobo-Dioulasso (Burkina Faso) en 2000</text:span></text:p>
      <text:list xml:id="list26292843" text:continue-numbering="true" text:style-name="WW8Num5">
        <text:list-item>
          <text:p text:style-name="P29">VOYAGE </text:p>
        </text:list-item>
      </text:list>
      <text:p text:style-name="P8"><text:span text:style-name="T11">Burkina Faso, Mali / </text:span><text:span text:style-name="T12">Etudes et découverte</text:span></text:p>
      <text:p text:style-name="P8"><text:span text:style-name="T11">Allemagne, Belgique, Luxembourg, Côte d’Ivoire / </text:span><text:span text:style-name="T12">Découverte</text:span></text:p>
      <text:list xml:id="list26268477" text:continue-numbering="true" text:style-name="WW8Num5">
        <text:list-item>
          <text:p text:style-name="P30">NTIC, musiques, cinéma, cuisine, philosophie, histoire, astronomi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Times New Roman2" svg:font-family="'Times New Roman', serif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Cambria" svg:font-family="Cambria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style:use-window-font-color="true" style:font-name="Calibri" fo:font-size="11pt" fo:language="fr" fo:country="FR" style:font-name-asian="Calibri" style:font-size-asian="11pt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fo:line-height="100%"/>
      <style:text-properties style:font-name="Times New Roman" fo:font-size="24pt" fo:language="zxx" fo:country="none" fo:font-weight="bold" style:letter-kerning="true" style:font-name-asian="Times New Roman" style:font-size-asian="24pt" style:font-weight-asian="bold" style:font-name-complex="Times New Roman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fo:line-height="100%"/>
      <style:text-properties style:font-name="Times New Roman" fo:font-size="18pt" fo:language="zxx" fo:country="none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fo:keep-together="always" fo:keep-with-next="always"/>
      <style:text-properties fo:color="#4f81bd" style:font-name="Cambria" fo:font-size="10pt" fo:language="zxx" fo:country="none" fo:font-weight="bold" style:font-name-asian="Times New Roman" style:font-size-asian="10pt" style:font-weight-asian="bold" style:font-name-complex="Cambria" style:font-size-complex="10pt" style:font-weight-complex="bold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Mangal1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Sans_20_interligne" style:display-name="Sans interligne" style:family="paragraph">
      <style:paragraph-properties fo:orphans="2" fo:widows="2" fo:hyphenation-ladder-count="no-limit"/>
      <style:text-properties style:use-window-font-color="true" style:font-name="Calibri" fo:font-size="11pt" fo:language="fr" fo:country="FR" style:font-name-asian="Times New Roman" style:font-size-asian="11pt" style:font-name-complex="Calibri" style:font-size-complex="11pt" style:language-complex="ar" style:country-complex="SA" fo:hyphenate="false" fo:hyphenation-remain-char-count="2" fo:hyphenation-push-char-count="2"/>
    </style:style>
    <style:style style:name="Paragraphe_20_de_20_liste" style:display-name="Paragraphe de liste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Texte_20_de_20_bulles" style:display-name="Texte de bulles" style:family="paragraph" style:parent-style-name="Standard">
      <style:paragraph-properties fo:line-height="100%"/>
      <style:text-properties style:font-name="Tahoma" fo:font-size="8pt" fo:language="zxx" fo:country="none" style:font-size-asian="8pt" style:font-name-complex="Tahoma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line-height="100%" fo:text-align="start" style:justify-single-word="false" fo:hyphenation-ladder-count="no-limit" style:text-autospace="none" style:writing-mode="lr-tb"/>
      <style:text-properties fo:color="#000000" style:font-name="Times New Roman1" fo:font-size="12pt" fo:language="fr" fo:country="FR" style:font-name-asian="Times New Roman1" style:font-size-asian="12pt" style:font-name-complex="Times New Roman1" style:font-size-complex="12pt" style:language-complex="hi" style:country-complex="IN" fo:hyphenate="false" fo:hyphenation-remain-char-count="2" fo:hyphenation-push-char-count="2"/>
    </style:style>
    <style:style style:name="WW8Num1z0" style:family="text">
      <style:text-properties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2" style:family="text"/>
    <style:style style:name="WW8Num1z3" style:family="text">
      <style:text-properties style:font-name="Symbol" style:font-name-complex="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style:font-name-complex="Wingdings"/>
    </style:style>
    <style:style style:name="WW8Num3z0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Wingdings" fo:language="en" fo:country="US" style:font-name-complex="Wingdings"/>
    </style:style>
    <style:style style:name="WW8Num6z0" style:family="text">
      <style:text-properties style:font-name="Wingdings" style:font-name-complex="Wingdings"/>
    </style:style>
    <style:style style:name="WW8Num7z0" style:family="text">
      <style:text-properties style:font-name="Wingdings" fo:font-size="11pt" style:font-size-asian="11pt" style:font-name-complex="Wingdings" style:font-size-complex="11pt"/>
    </style:style>
    <style:style style:name="Police_20_par_20_défaut" style:display-name="Police par défaut" style:family="text"/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fo:language="en" fo:country="U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fo:font-size="11pt" style:font-size-asian="11pt" style:font-name-complex="Wingdings" style:font-size-complex="11pt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 style:font-name-complex="Symbol"/>
    </style:style>
    <style:style style:name="Police_20_par_20_défaut1" style:display-name="Police par défaut1" style:family="text"/>
    <style:style style:name="Titre_20_1_20_Car" style:display-name="Titre 1 Car" style:family="text">
      <style:text-properties style:font-name="Times New Roman" fo:font-size="24pt" fo:font-weight="bold" style:letter-kerning="true" style:font-name-asian="Times New Roman" style:font-size-asian="24pt" style:font-weight-asian="bold" style:font-name-complex="Times New Roman" style:font-size-complex="24pt" style:font-weight-complex="bold"/>
    </style:style>
    <style:style style:name="Titre_20_2_20_Car" style:display-name="Titre 2 Car" style:family="text"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itre_20_3_20_Car" style:display-name="Titre 3 Car" style:family="tex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ans_20_interligne_20_Car" style:display-name="Sans interligne Car" style:family="text">
      <style:text-properties fo:font-size="11pt" fo:language="fr" fo:country="FR" style:font-name-asian="Times New Roman" style:font-size-asian="11pt" style:font-size-complex="11pt" style:language-complex="ar" style:country-complex="S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>
      <style:text-properties style:font-name="Tahoma" fo:font-size="8pt" style:font-name-asian="Calibri" style:font-size-asian="8pt" style:font-name-complex="Tahoma" style:font-size-complex="8pt"/>
    </style:style>
    <style:style style:name="st" style:family="text" style:parent-style-name="Police_20_par_20_défaut1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249cm" fo:text-indent="-0.635cm" fo:margin-left="1.25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25cm" fo:margin-bottom="0.25cm" fo:margin-left="1cm" fo:margin-right="0.247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nsieur Daniel SANOU</dc:title>
    <meta:keyword>CV</meta:keyword>
    <meta:initial-creator>DANIEL-SANOU</meta:initial-creator>
    <meta:creation-date>2013-12-10T15:34:00</meta:creation-date>
    <dc:creator>daniel sanou</dc:creator>
    <dc:date>2015-06-04T06:11:20.66</dc:date>
    <meta:print-date>2014-07-13T19:40:00</meta:print-date>
    <meta:editing-cycles>27</meta:editing-cycles>
    <meta:editing-duration>P5DT20H11M46S</meta:editing-duration>
    <meta:generator>OpenOffice/4.0.1$Win32 OpenOffice.org_project/401m5$Build-9714</meta:generator>
    <meta:document-statistic meta:table-count="1" meta:image-count="0" meta:object-count="1" meta:page-count="1" meta:paragraph-count="49" meta:word-count="479" meta:character-count="3454"/>
  </office:meta>
</office:document-meta>
</file>